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cale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Memory usage per node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[.$A2]*(16*2+1)*8/[.A$11]/10^9" office:value-type="float" office:value="0.000067584" calcext:value-type="float">
            <text:p>0.000067584</text:p>
          </table:table-cell>
          <table:table-cell office:value-type="float" office:value="9" calcext:value-type="float">
            <text:p>9</text:p>
          </table:table-cell>
          <table:table-cell table:formula="of:=2^[.$A2]*(16*2+1)*8/[.C$11]/10^9" office:value-type="float" office:value="0.000033792" calcext:value-type="float">
            <text:p>0.000033792</text:p>
          </table:table-cell>
          <table:table-cell office:value-type="float" office:value="9" calcext:value-type="float">
            <text:p>9</text:p>
          </table:table-cell>
          <table:table-cell table:formula="of:=2^[.$A2]*(16*2+1)*8/[.E$11]/10^9" office:value-type="float" office:value="0.000016896" calcext:value-type="float">
            <text:p>0.000016896</text:p>
          </table:table-cell>
          <table:table-cell office:value-type="float" office:value="9" calcext:value-type="float">
            <text:p>9</text:p>
          </table:table-cell>
          <table:table-cell table:formula="of:=2^[.$A2]*(16*2+1)*8/[.G$11]/10^9" office:value-type="float" office:value="0.000008448" calcext:value-type="float">
            <text:p>0.000008448</text:p>
          </table:table-cell>
          <table:table-cell office:value-type="float" office:value="9" calcext:value-type="float">
            <text:p>9</text:p>
          </table:table-cell>
          <table:table-cell table:formula="of:=2^[.$A2]*(16*2+1)*8/[.I$11]/10^9" office:value-type="float" office:value="0.000004224" calcext:value-type="float">
            <text:p>0.0000042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[.$A3]*(16*2+1)*8/[.A$11]/10^9" office:value-type="float" office:value="0.000540672" calcext:value-type="float">
            <text:p>0.000540672</text:p>
          </table:table-cell>
          <table:table-cell office:value-type="float" office:value="12" calcext:value-type="float">
            <text:p>12</text:p>
          </table:table-cell>
          <table:table-cell table:formula="of:=2^[.$A3]*(16*2+1)*8/[.C$11]/10^9" office:value-type="float" office:value="0.000270336" calcext:value-type="float">
            <text:p>0.000270336</text:p>
          </table:table-cell>
          <table:table-cell office:value-type="float" office:value="12" calcext:value-type="float">
            <text:p>12</text:p>
          </table:table-cell>
          <table:table-cell table:formula="of:=2^[.$A3]*(16*2+1)*8/[.E$11]/10^9" office:value-type="float" office:value="0.000135168" calcext:value-type="float">
            <text:p>0.000135168</text:p>
          </table:table-cell>
          <table:table-cell office:value-type="float" office:value="12" calcext:value-type="float">
            <text:p>12</text:p>
          </table:table-cell>
          <table:table-cell table:formula="of:=2^[.$A3]*(16*2+1)*8/[.G$11]/10^9" office:value-type="float" office:value="0.000067584" calcext:value-type="float">
            <text:p>0.000067584</text:p>
          </table:table-cell>
          <table:table-cell office:value-type="float" office:value="12" calcext:value-type="float">
            <text:p>12</text:p>
          </table:table-cell>
          <table:table-cell table:formula="of:=2^[.$A3]*(16*2+1)*8/[.I$11]/10^9" office:value-type="float" office:value="0.000033792" calcext:value-type="float">
            <text:p>0.0000337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[.$A4]*(16*2+1)*8/[.A$11]/10^9" office:value-type="float" office:value="0.004325376" calcext:value-type="float">
            <text:p>0.004325376</text:p>
          </table:table-cell>
          <table:table-cell office:value-type="float" office:value="15" calcext:value-type="float">
            <text:p>15</text:p>
          </table:table-cell>
          <table:table-cell table:formula="of:=2^[.$A4]*(16*2+1)*8/[.C$11]/10^9" office:value-type="float" office:value="0.002162688" calcext:value-type="float">
            <text:p>0.002162688</text:p>
          </table:table-cell>
          <table:table-cell office:value-type="float" office:value="15" calcext:value-type="float">
            <text:p>15</text:p>
          </table:table-cell>
          <table:table-cell table:formula="of:=2^[.$A4]*(16*2+1)*8/[.E$11]/10^9" office:value-type="float" office:value="0.001081344" calcext:value-type="float">
            <text:p>0.001081344</text:p>
          </table:table-cell>
          <table:table-cell office:value-type="float" office:value="15" calcext:value-type="float">
            <text:p>15</text:p>
          </table:table-cell>
          <table:table-cell table:formula="of:=2^[.$A4]*(16*2+1)*8/[.G$11]/10^9" office:value-type="float" office:value="0.000540672" calcext:value-type="float">
            <text:p>0.000540672</text:p>
          </table:table-cell>
          <table:table-cell office:value-type="float" office:value="15" calcext:value-type="float">
            <text:p>15</text:p>
          </table:table-cell>
          <table:table-cell table:formula="of:=2^[.$A4]*(16*2+1)*8/[.I$11]/10^9" office:value-type="float" office:value="0.000270336" calcext:value-type="float">
            <text:p>0.0002703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^[.$A5]*(16*2+1)*8/[.A$11]/10^9" office:value-type="float" office:value="0.034603008" calcext:value-type="float">
            <text:p>0.034603008</text:p>
          </table:table-cell>
          <table:table-cell office:value-type="float" office:value="18" calcext:value-type="float">
            <text:p>18</text:p>
          </table:table-cell>
          <table:table-cell table:formula="of:=2^[.$A5]*(16*2+1)*8/[.C$11]/10^9" office:value-type="float" office:value="0.017301504" calcext:value-type="float">
            <text:p>0.017301504</text:p>
          </table:table-cell>
          <table:table-cell office:value-type="float" office:value="18" calcext:value-type="float">
            <text:p>18</text:p>
          </table:table-cell>
          <table:table-cell table:formula="of:=2^[.$A5]*(16*2+1)*8/[.E$11]/10^9" office:value-type="float" office:value="0.008650752" calcext:value-type="float">
            <text:p>0.008650752</text:p>
          </table:table-cell>
          <table:table-cell office:value-type="float" office:value="18" calcext:value-type="float">
            <text:p>18</text:p>
          </table:table-cell>
          <table:table-cell table:formula="of:=2^[.$A5]*(16*2+1)*8/[.G$11]/10^9" office:value-type="float" office:value="0.004325376" calcext:value-type="float">
            <text:p>0.004325376</text:p>
          </table:table-cell>
          <table:table-cell office:value-type="float" office:value="18" calcext:value-type="float">
            <text:p>18</text:p>
          </table:table-cell>
          <table:table-cell table:formula="of:=2^[.$A5]*(16*2+1)*8/[.I$11]/10^9" office:value-type="float" office:value="0.002162688" calcext:value-type="float">
            <text:p>0.0021626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^[.$A6]*(16*2+1)*8/[.A$11]/10^9" office:value-type="float" office:value="0.276824064" calcext:value-type="float">
            <text:p>0.276824064</text:p>
          </table:table-cell>
          <table:table-cell office:value-type="float" office:value="21" calcext:value-type="float">
            <text:p>21</text:p>
          </table:table-cell>
          <table:table-cell table:formula="of:=2^[.$A6]*(16*2+1)*8/[.C$11]/10^9" office:value-type="float" office:value="0.138412032" calcext:value-type="float">
            <text:p>0.138412032</text:p>
          </table:table-cell>
          <table:table-cell office:value-type="float" office:value="21" calcext:value-type="float">
            <text:p>21</text:p>
          </table:table-cell>
          <table:table-cell table:formula="of:=2^[.$A6]*(16*2+1)*8/[.E$11]/10^9" office:value-type="float" office:value="0.069206016" calcext:value-type="float">
            <text:p>0.069206016</text:p>
          </table:table-cell>
          <table:table-cell office:value-type="float" office:value="21" calcext:value-type="float">
            <text:p>21</text:p>
          </table:table-cell>
          <table:table-cell table:formula="of:=2^[.$A6]*(16*2+1)*8/[.G$11]/10^9" office:value-type="float" office:value="0.034603008" calcext:value-type="float">
            <text:p>0.034603008</text:p>
          </table:table-cell>
          <table:table-cell office:value-type="float" office:value="21" calcext:value-type="float">
            <text:p>21</text:p>
          </table:table-cell>
          <table:table-cell table:formula="of:=2^[.$A6]*(16*2+1)*8/[.I$11]/10^9" office:value-type="float" office:value="0.017301504" calcext:value-type="float">
            <text:p>0.0173015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^[.$A7]*(16*2+1)*8/[.A$11]/10^9" office:value-type="float" office:value="2.214592512" calcext:value-type="float">
            <text:p>2.214592512</text:p>
          </table:table-cell>
          <table:table-cell office:value-type="float" office:value="24" calcext:value-type="float">
            <text:p>24</text:p>
          </table:table-cell>
          <table:table-cell table:formula="of:=2^[.$A7]*(16*2+1)*8/[.C$11]/10^9" office:value-type="float" office:value="1.107296256" calcext:value-type="float">
            <text:p>1.107296256</text:p>
          </table:table-cell>
          <table:table-cell office:value-type="float" office:value="24" calcext:value-type="float">
            <text:p>24</text:p>
          </table:table-cell>
          <table:table-cell table:formula="of:=2^[.$A7]*(16*2+1)*8/[.E$11]/10^9" office:value-type="float" office:value="0.553648128" calcext:value-type="float">
            <text:p>0.553648128</text:p>
          </table:table-cell>
          <table:table-cell office:value-type="float" office:value="24" calcext:value-type="float">
            <text:p>24</text:p>
          </table:table-cell>
          <table:table-cell table:formula="of:=2^[.$A7]*(16*2+1)*8/[.G$11]/10^9" office:value-type="float" office:value="0.276824064" calcext:value-type="float">
            <text:p>0.276824064</text:p>
          </table:table-cell>
          <table:table-cell office:value-type="float" office:value="24" calcext:value-type="float">
            <text:p>24</text:p>
          </table:table-cell>
          <table:table-cell table:formula="of:=2^[.$A7]*(16*2+1)*8/[.I$11]/10^9" office:value-type="float" office:value="0.138412032" calcext:value-type="float">
            <text:p>0.1384120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2^[.$A8]*(16*2+1)*8/[.A$11]/10^9" office:value-type="float" office:value="17.716740096" calcext:value-type="float">
            <text:p>17.716740096</text:p>
          </table:table-cell>
          <table:table-cell office:value-type="float" office:value="27" calcext:value-type="float">
            <text:p>27</text:p>
          </table:table-cell>
          <table:table-cell table:formula="of:=2^[.$A8]*(16*2+1)*8/[.C$11]/10^9" office:value-type="float" office:value="8.858370048" calcext:value-type="float">
            <text:p>8.858370048</text:p>
          </table:table-cell>
          <table:table-cell office:value-type="float" office:value="27" calcext:value-type="float">
            <text:p>27</text:p>
          </table:table-cell>
          <table:table-cell table:formula="of:=2^[.$A8]*(16*2+1)*8/[.E$11]/10^9" office:value-type="float" office:value="4.429185024" calcext:value-type="float">
            <text:p>4.429185024</text:p>
          </table:table-cell>
          <table:table-cell office:value-type="float" office:value="27" calcext:value-type="float">
            <text:p>27</text:p>
          </table:table-cell>
          <table:table-cell table:formula="of:=2^[.$A8]*(16*2+1)*8/[.G$11]/10^9" office:value-type="float" office:value="2.214592512" calcext:value-type="float">
            <text:p>2.214592512</text:p>
          </table:table-cell>
          <table:table-cell office:value-type="float" office:value="27" calcext:value-type="float">
            <text:p>27</text:p>
          </table:table-cell>
          <table:table-cell table:formula="of:=2^[.$A8]*(16*2+1)*8/[.I$11]/10^9" office:value-type="float" office:value="1.107296256" calcext:value-type="float">
            <text:p>1.1072962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^[.$A9]*(16*2+1)*8/[.A$11]/10^9" office:value-type="float" office:value="141.733920768" calcext:value-type="float">
            <text:p>141.733920768</text:p>
          </table:table-cell>
          <table:table-cell office:value-type="float" office:value="30" calcext:value-type="float">
            <text:p>30</text:p>
          </table:table-cell>
          <table:table-cell table:formula="of:=2^[.$A9]*(16*2+1)*8/[.C$11]/10^9" office:value-type="float" office:value="70.866960384" calcext:value-type="float">
            <text:p>70.866960384</text:p>
          </table:table-cell>
          <table:table-cell office:value-type="float" office:value="30" calcext:value-type="float">
            <text:p>30</text:p>
          </table:table-cell>
          <table:table-cell table:formula="of:=2^[.$A9]*(16*2+1)*8/[.E$11]/10^9" office:value-type="float" office:value="35.433480192" calcext:value-type="float">
            <text:p>35.433480192</text:p>
          </table:table-cell>
          <table:table-cell office:value-type="float" office:value="30" calcext:value-type="float">
            <text:p>30</text:p>
          </table:table-cell>
          <table:table-cell table:formula="of:=2^[.$A9]*(16*2+1)*8/[.G$11]/10^9" office:value-type="float" office:value="17.716740096" calcext:value-type="float">
            <text:p>17.716740096</text:p>
          </table:table-cell>
          <table:table-cell office:value-type="float" office:value="30" calcext:value-type="float">
            <text:p>30</text:p>
          </table:table-cell>
          <table:table-cell table:formula="of:=2^[.$A9]*(16*2+1)*8/[.I$11]/10^9" office:value-type="float" office:value="8.858370048" calcext:value-type="float">
            <text:p>8.858370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13:03:20.100328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4:22:24.079345422</meta:creation-date>
    <meta:generator>LibreOffice/4.2.7.2$Linux_X86_64 LibreOffice_project/420m0$Build-2</meta:generator>
    <dc:date>2015-06-25T16:46:23.113203436</dc:date>
    <meta:editing-duration>PT19S</meta:editing-duration>
    <meta:editing-cycles>3</meta:editing-cycles>
    <meta:document-statistic meta:table-count="1" meta:cell-count="96" meta:object-count="0"/>
  </office:meta>
</office:document-meta>
</file>